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style:rel-width="100%" table:align="left"/>
    </style:style>
    <style:style style:name="Table1.A" style:family="table-column">
      <style:table-column-properties style:column-width="5.609cm" style:rel-column-width="21626*"/>
    </style:style>
    <style:style style:name="Table1.C" style:family="table-column">
      <style:table-column-properties style:column-width="5.78cm" style:rel-column-width="22282*"/>
    </style:style>
    <style:style style:name="Table1.A1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fo:font-size="15pt" officeooo:rsid="0014002c" officeooo:paragraph-rsid="0014002c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officeooo:rsid="0014002c" officeooo:paragraph-rsid="0014002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officeooo:rsid="00159438" officeooo:paragraph-rsid="00159438" style:font-size-asian="10.5pt" style:font-size-complex="12pt"/>
    </style:style>
    <style:style style:name="P4" style:family="paragraph" style:parent-style-name="Heading_20_2">
      <style:text-properties fo:color="#ff0000"/>
    </style:style>
    <style:style style:name="P5" style:family="paragraph" style:parent-style-name="Heading_20_2">
      <style:text-properties fo:color="#008000"/>
    </style:style>
    <style:style style:name="P6" style:family="paragraph" style:parent-style-name="Heading_20_2">
      <style:text-properties fo:color="#0000ff"/>
    </style:style>
    <style:style style:name="P7" style:family="paragraph" style:parent-style-name="Text_20_body">
      <style:paragraph-properties fo:text-align="center" style:justify-single-word="false"/>
      <style:text-properties fo:color="#800080"/>
    </style:style>
    <style:style style:name="P8" style:family="paragraph" style:parent-style-name="Text_20_body">
      <style:paragraph-properties fo:text-align="start" style:justify-single-word="false"/>
      <style:text-properties style:font-name="Liberation Serif" fo:font-size="12pt" officeooo:rsid="0014002c" officeooo:paragraph-rsid="0014002c" style:font-size-asian="10.5pt" style:font-size-complex="12pt"/>
    </style:style>
    <style:style style:name="P9" style:family="paragraph" style:parent-style-name="Table_20_Contents" style:list-style-name="L1"/>
    <style:style style:name="P10" style:family="paragraph" style:parent-style-name="Table_20_Contents" style:list-style-name="L2"/>
    <style:style style:name="P11" style:family="paragraph" style:parent-style-name="Table_20_Contents" style:list-style-name="L3"/>
    <style:style style:name="P12" style:family="paragraph" style:parent-style-name="Table_20_Contents" style:list-style-name="L4"/>
    <style:style style:name="P13" style:family="paragraph" style:parent-style-name="Table_20_Contents" style:list-style-name="L5"/>
    <style:style style:name="P14" style:family="paragraph" style:parent-style-name="Table_20_Contents" style:list-style-name="L6"/>
    <style:style style:name="P15" style:family="paragraph" style:parent-style-name="Table_20_Contents" style:list-style-name="L7"/>
    <style:style style:name="P16" style:family="paragraph" style:parent-style-name="Table_20_Contents" style:list-style-name="L8"/>
    <style:style style:name="P17" style:family="paragraph" style:parent-style-name="Table_20_Contents" style:list-style-name="L10"/>
    <style:style style:name="P18" style:family="paragraph" style:parent-style-name="Table_20_Contents" style:list-style-name="L11"/>
    <style:style style:name="P19" style:family="paragraph" style:parent-style-name="Table_20_Contents" style:list-style-name="L13"/>
    <style:style style:name="P20" style:family="paragraph" style:parent-style-name="Table_20_Contents" style:list-style-name="L16"/>
    <style:style style:name="P21" style:family="paragraph" style:parent-style-name="Table_20_Contents" style:list-style-name="L17"/>
    <style:style style:name="P22" style:family="paragraph" style:parent-style-name="Table_20_Contents" style:list-style-name="L18"/>
    <style:style style:name="P23" style:family="paragraph" style:parent-style-name="Table_20_Contents" style:list-style-name="L19"/>
    <style:style style:name="P24" style:family="paragraph" style:parent-style-name="Table_20_Contents" style:list-style-name="L20"/>
    <style:style style:name="P25" style:family="paragraph" style:parent-style-name="Table_20_Contents">
      <style:paragraph-properties fo:margin-top="0cm" fo:margin-bottom="0.499cm" style:contextual-spacing="false"/>
    </style:style>
    <style:style style:name="P26" style:family="paragraph" style:parent-style-name="Table_20_Contents" style:list-style-name="L1">
      <style:paragraph-properties fo:margin-top="0cm" fo:margin-bottom="0.499cm" style:contextual-spacing="false"/>
    </style:style>
    <style:style style:name="P27" style:family="paragraph" style:parent-style-name="Table_20_Contents" style:list-style-name="L2">
      <style:paragraph-properties fo:margin-top="0cm" fo:margin-bottom="0.499cm" style:contextual-spacing="false"/>
    </style:style>
    <style:style style:name="P28" style:family="paragraph" style:parent-style-name="Table_20_Contents" style:list-style-name="L3">
      <style:paragraph-properties fo:margin-top="0cm" fo:margin-bottom="0.499cm" style:contextual-spacing="false"/>
    </style:style>
    <style:style style:name="P29" style:family="paragraph" style:parent-style-name="Table_20_Contents" style:list-style-name="L4">
      <style:paragraph-properties fo:margin-top="0cm" fo:margin-bottom="0.499cm" style:contextual-spacing="false"/>
    </style:style>
    <style:style style:name="P30" style:family="paragraph" style:parent-style-name="Table_20_Contents" style:list-style-name="L5">
      <style:paragraph-properties fo:margin-top="0cm" fo:margin-bottom="0.499cm" style:contextual-spacing="false"/>
    </style:style>
    <style:style style:name="P31" style:family="paragraph" style:parent-style-name="Table_20_Contents" style:list-style-name="L6">
      <style:paragraph-properties fo:margin-top="0cm" fo:margin-bottom="0.499cm" style:contextual-spacing="false"/>
    </style:style>
    <style:style style:name="P32" style:family="paragraph" style:parent-style-name="Table_20_Contents" style:list-style-name="L7">
      <style:paragraph-properties fo:margin-top="0cm" fo:margin-bottom="0.499cm" style:contextual-spacing="false"/>
    </style:style>
    <style:style style:name="P33" style:family="paragraph" style:parent-style-name="Table_20_Contents" style:list-style-name="L8">
      <style:paragraph-properties fo:margin-top="0cm" fo:margin-bottom="0.499cm" style:contextual-spacing="false"/>
    </style:style>
    <style:style style:name="P34" style:family="paragraph" style:parent-style-name="Table_20_Contents" style:list-style-name="L9">
      <style:paragraph-properties fo:margin-top="0cm" fo:margin-bottom="0.499cm" style:contextual-spacing="false"/>
    </style:style>
    <style:style style:name="P35" style:family="paragraph" style:parent-style-name="Table_20_Contents">
      <style:paragraph-properties fo:margin-top="0cm" fo:margin-bottom="0.499cm" style:contextual-spacing="false" fo:text-align="center" style:justify-single-word="false"/>
    </style:style>
    <style:style style:name="P36" style:family="paragraph" style:parent-style-name="Table_20_Contents" style:list-style-name="L10">
      <style:paragraph-properties fo:margin-top="0cm" fo:margin-bottom="0.499cm" style:contextual-spacing="false"/>
    </style:style>
    <style:style style:name="P37" style:family="paragraph" style:parent-style-name="Table_20_Contents" style:list-style-name="L11">
      <style:paragraph-properties fo:margin-top="0cm" fo:margin-bottom="0.499cm" style:contextual-spacing="false"/>
    </style:style>
    <style:style style:name="P38" style:family="paragraph" style:parent-style-name="Table_20_Contents" style:list-style-name="L12">
      <style:paragraph-properties fo:margin-top="0cm" fo:margin-bottom="0.499cm" style:contextual-spacing="false"/>
    </style:style>
    <style:style style:name="P39" style:family="paragraph" style:parent-style-name="Table_20_Contents" style:list-style-name="L13">
      <style:paragraph-properties fo:margin-top="0cm" fo:margin-bottom="0.499cm" style:contextual-spacing="false"/>
    </style:style>
    <style:style style:name="P40" style:family="paragraph" style:parent-style-name="Table_20_Contents" style:list-style-name="L14">
      <style:paragraph-properties fo:margin-top="0cm" fo:margin-bottom="0.499cm" style:contextual-spacing="false"/>
    </style:style>
    <style:style style:name="P41" style:family="paragraph" style:parent-style-name="Table_20_Contents" style:list-style-name="L15">
      <style:paragraph-properties fo:margin-top="0cm" fo:margin-bottom="0.499cm" style:contextual-spacing="false"/>
    </style:style>
    <style:style style:name="P42" style:family="paragraph" style:parent-style-name="Table_20_Contents" style:list-style-name="L16">
      <style:paragraph-properties fo:margin-top="0cm" fo:margin-bottom="0.499cm" style:contextual-spacing="false"/>
    </style:style>
    <style:style style:name="P43" style:family="paragraph" style:parent-style-name="Table_20_Contents" style:list-style-name="L17">
      <style:paragraph-properties fo:margin-top="0cm" fo:margin-bottom="0.499cm" style:contextual-spacing="false"/>
    </style:style>
    <style:style style:name="P44" style:family="paragraph" style:parent-style-name="Table_20_Contents" style:list-style-name="L18">
      <style:paragraph-properties fo:margin-top="0cm" fo:margin-bottom="0.499cm" style:contextual-spacing="false"/>
    </style:style>
    <style:style style:name="P45" style:family="paragraph" style:parent-style-name="Table_20_Contents" style:list-style-name="L19">
      <style:paragraph-properties fo:margin-top="0cm" fo:margin-bottom="0.499cm" style:contextual-spacing="false"/>
    </style:style>
    <style:style style:name="P46" style:family="paragraph" style:parent-style-name="Table_20_Contents" style:list-style-name="L20">
      <style:paragraph-properties fo:margin-top="0cm" fo:margin-bottom="0.499cm" style:contextual-spacing="false"/>
    </style:style>
    <style:style style:name="P47" style:family="paragraph" style:parent-style-name="Table_20_Contents" style:list-style-name="L21">
      <style:paragraph-properties fo:margin-top="0cm" fo:margin-bottom="0.499cm" style:contextual-spacing="false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fo:color="#00800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<text:span text:style-name="T1">É</text:span><text:span text:style-name="T2">F</text:span><text:span text:style-name="T1">É</text:span><text:span text:style-name="T2">RENCE STANDARD du LANGAGE ARDUINO</text:span></text:p>
      <text:p text:style-name="P1"/>
      <text:p text:style-name="P1"/>
      <text:p text:style-name="P8">Les programmes Arduino peuvent être divisés en trois partie principales: la structure, les valeurs (variables et constantes) et les fonctions. Le langage Arduino est basé sur les langages C/C++. </text:p>
      <text:p text:style-name="Text_20_body">Ici un <text:a xlink:type="simple" xlink:href="http://www.mon-club-elec.fr/pmwiki_reference_arduino/pmwiki.php?n=Main.GuideEcriture?action=edit">guide d'écriture</text:a><text:a xlink:type="simple" xlink:href="http://www.mon-club-elec.fr/pmwiki_reference_arduino/pmwiki.php?n=Main.GuideEcriture?action=edit">?</text:a> qui aidera ceux qui veulent écrire des programmes d'exemple. </text:p>
      <text:p text:style-name="P7">Déjà visites sur cette page. 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h text:style-name="P4" text:outline-level="2">Structure</text:h>
            <text:h text:style-name="Heading_20_3" text:outline-level="3">Fonctions de base</text:h>
            <text:p text:style-name="P25">Ces deux fonctions sont obligatoires dans tout programme en langage Arduino : </text:p>
            <text:list xml:id="list3856307031160241725" text:style-name="L1">
              <text:list-item>
                <text:p text:style-name="P9">void <text:a xlink:type="simple" xlink:href="http://www.mon-club-elec.fr/pmwiki_reference_arduino/pmwiki.php?n=Main.Setup">setup</text:a>() </text:p>
              </text:list-item>
              <text:list-item>
                <text:p text:style-name="P26">void <text:a xlink:type="simple" xlink:href="http://www.mon-club-elec.fr/pmwiki_reference_arduino/pmwiki.php?n=Main.Loop">loop</text:a>() </text:p>
              </text:list-item>
            </text:list>
            <text:h text:style-name="Heading_20_3" text:outline-level="3">Structures de contrôle</text:h>
            <text:list xml:id="list8988039580996305047" text:style-name="L2">
              <text:list-item>
                <text:p text:style-name="P10"><text:a xlink:type="simple" xlink:href="http://www.mon-club-elec.fr/pmwiki_reference_arduino/pmwiki.php?n=Main.If">if</text:a> </text:p>
              </text:list-item>
              <text:list-item>
                <text:p text:style-name="P10"><text:a xlink:type="simple" xlink:href="http://www.mon-club-elec.fr/pmwiki_reference_arduino/pmwiki.php?n=Main.IfElse">if...else</text:a> </text:p>
              </text:list-item>
              <text:list-item>
                <text:p text:style-name="P10"><text:a xlink:type="simple" xlink:href="http://www.mon-club-elec.fr/pmwiki_reference_arduino/pmwiki.php?n=Main.For">for</text:a> </text:p>
              </text:list-item>
              <text:list-item>
                <text:p text:style-name="P10"><text:a xlink:type="simple" xlink:href="http://www.mon-club-elec.fr/pmwiki_reference_arduino/pmwiki.php?n=Main.Switchcase">switch case</text:a> </text:p>
              </text:list-item>
              <text:list-item>
                <text:p text:style-name="P10"><text:a xlink:type="simple" xlink:href="http://www.mon-club-elec.fr/pmwiki_reference_arduino/pmwiki.php?n=Main.While">while</text:a> </text:p>
              </text:list-item>
              <text:list-item>
                <text:p text:style-name="P10"><text:a xlink:type="simple" xlink:href="http://www.mon-club-elec.fr/pmwiki_reference_arduino/pmwiki.php?n=Main.Dowhile">do... while</text:a> </text:p>
              </text:list-item>
              <text:list-item>
                <text:p text:style-name="P10"><text:a xlink:type="simple" xlink:href="http://www.mon-club-elec.fr/pmwiki_reference_arduino/pmwiki.php?n=Main.Break">break</text:a> </text:p>
              </text:list-item>
              <text:list-item>
                <text:p text:style-name="P10"><text:a xlink:type="simple" xlink:href="http://www.mon-club-elec.fr/pmwiki_reference_arduino/pmwiki.php?n=Main.Continue">continue</text:a> </text:p>
              </text:list-item>
              <text:list-item>
                <text:p text:style-name="P27"><text:a xlink:type="simple" xlink:href="http://www.mon-club-elec.fr/pmwiki_reference_arduino/pmwiki.php?n=Main.Return">return</text:a> </text:p>
              </text:list-item>
            </text:list>
            <text:h text:style-name="Heading_20_3" text:outline-level="3">Syntaxe de base</text:h>
            <text:list xml:id="list6696779165349571339" text:style-name="L3">
              <text:list-item>
                <text:p text:style-name="P11"><text:a xlink:type="simple" xlink:href="http://www.mon-club-elec.fr/pmwiki_reference_arduino/pmwiki.php?n=Main.PointVirgule">;</text:a> (point virgule) </text:p>
              </text:list-item>
              <text:list-item>
                <text:p text:style-name="P11"><text:a xlink:type="simple" xlink:href="http://www.mon-club-elec.fr/pmwiki_reference_arduino/pmwiki.php?n=Main.Accolades">{}</text:a> (accolades) </text:p>
              </text:list-item>
              <text:list-item>
                <text:p text:style-name="P11"><text:a xlink:type="simple" xlink:href="http://www.mon-club-elec.fr/pmwiki_reference_arduino/pmwiki.php?n=Main.Commentaires">//</text:a> (commentaire sur une ligne) </text:p>
              </text:list-item>
              <text:list-item>
                <text:p text:style-name="P28"><text:a xlink:type="simple" xlink:href="http://www.mon-club-elec.fr/pmwiki_reference_arduino/pmwiki.php?n=Main.Commentaires">/* */</text:a> (commentaire sur plusieurs lignes) </text:p>
              </text:list-item>
            </text:list>
            <text:h text:style-name="Heading_20_3" text:outline-level="3">Opérateurs arithmétiques</text:h>
            <text:list xml:id="list7456086019588507618" text:style-name="L4">
              <text:list-item>
                <text:p text:style-name="P12"><text:a xlink:type="simple" xlink:href="http://www.mon-club-elec.fr/pmwiki_reference_arduino/pmwiki.php?n=Main.Egal">=</text:a> (égalité) </text:p>
              </text:list-item>
              <text:list-item>
                <text:p text:style-name="P12"><text:a xlink:type="simple" xlink:href="http://www.mon-club-elec.fr/pmwiki_reference_arduino/pmwiki.php?n=Main.Arithmetique">+</text:a> (addition) </text:p>
              </text:list-item>
              <text:list-item>
                <text:p text:style-name="P12"><text:a xlink:type="simple" xlink:href="http://www.mon-club-elec.fr/pmwiki_reference_arduino/pmwiki.php?n=Main.Arithmetique">-</text:a> (soustraction) </text:p>
              </text:list-item>
              <text:list-item>
                <text:p text:style-name="P12"><text:a xlink:type="simple" xlink:href="http://www.mon-club-elec.fr/pmwiki_reference_arduino/pmwiki.php?n=Main.Arithmetique">*</text:a> (multiplication) </text:p>
              </text:list-item>
              <text:list-item>
                <text:p text:style-name="P12"><text:soft-page-break/><text:a xlink:type="simple" xlink:href="http://www.mon-club-elec.fr/pmwiki_reference_arduino/pmwiki.php?n=Main.Arithmetique">/</text:a> (division) </text:p>
              </text:list-item>
              <text:list-item>
                <text:p text:style-name="P29"><text:a xlink:type="simple" xlink:href="http://www.mon-club-elec.fr/pmwiki_reference_arduino/pmwiki.php?n=Main.Modulo">%</text:a> (modulo) </text:p>
              </text:list-item>
            </text:list>
            <text:h text:style-name="Heading_20_3" text:outline-level="3">Opérateurs de comparaison</text:h>
            <text:list xml:id="list7310486965802049721" text:style-name="L5">
              <text:list-item>
                <text:p text:style-name="P13"><text:a xlink:type="simple" xlink:href="http://www.mon-club-elec.fr/pmwiki_reference_arduino/pmwiki.php?n=Main.If">==</text:a> (égal à) </text:p>
              </text:list-item>
              <text:list-item>
                <text:p text:style-name="P13"><text:a xlink:type="simple" xlink:href="http://www.mon-club-elec.fr/pmwiki_reference_arduino/pmwiki.php?n=Main.If">!=</text:a> (différent de) </text:p>
              </text:list-item>
              <text:list-item>
                <text:p text:style-name="P13"><text:a xlink:type="simple" xlink:href="http://www.mon-club-elec.fr/pmwiki_reference_arduino/pmwiki.php?n=Main.If">&lt;</text:a> (inférieur à) </text:p>
              </text:list-item>
              <text:list-item>
                <text:p text:style-name="P13"><text:a xlink:type="simple" xlink:href="http://www.mon-club-elec.fr/pmwiki_reference_arduino/pmwiki.php?n=Main.If">&gt;</text:a> (supérieur à) </text:p>
              </text:list-item>
              <text:list-item>
                <text:p text:style-name="P13"><text:a xlink:type="simple" xlink:href="http://www.mon-club-elec.fr/pmwiki_reference_arduino/pmwiki.php?n=Main.If">&lt;=</text:a> (inférieur ou égal à) </text:p>
              </text:list-item>
              <text:list-item>
                <text:p text:style-name="P30"><text:a xlink:type="simple" xlink:href="http://www.mon-club-elec.fr/pmwiki_reference_arduino/pmwiki.php?n=Main.If">&gt;=</text:a> (supérieur ou égal à) </text:p>
              </text:list-item>
            </text:list>
            <text:h text:style-name="Heading_20_3" text:outline-level="3">Opérateurs booléens</text:h>
            <text:list xml:id="list4673488992449668610" text:style-name="L6">
              <text:list-item>
                <text:p text:style-name="P14"><text:a xlink:type="simple" xlink:href="http://www.mon-club-elec.fr/pmwiki_reference_arduino/pmwiki.php?n=Main.OperateursBooleens">&amp;&amp;</text:a> (ET booléen) </text:p>
              </text:list-item>
              <text:list-item>
                <text:p text:style-name="P14"><text:a xlink:type="simple" xlink:href="http://www.mon-club-elec.fr/pmwiki_reference_arduino/pmwiki.php?n=Main.OperateursBooleens">||</text:a> (OU booléen) </text:p>
              </text:list-item>
              <text:list-item>
                <text:p text:style-name="P31"><text:a xlink:type="simple" xlink:href="http://www.mon-club-elec.fr/pmwiki_reference_arduino/pmwiki.php?n=Main.OperateursBooleens">!</text:a> (NON booléen) </text:p>
              </text:list-item>
            </text:list>
            <text:h text:style-name="Heading_20_3" text:outline-level="3">Opérateurs composés</text:h>
            <text:list xml:id="list4601769084516873035" text:style-name="L7">
              <text:list-item>
                <text:p text:style-name="P15"><text:a xlink:type="simple" xlink:href="http://www.mon-club-elec.fr/pmwiki_reference_arduino/pmwiki.php?n=Main.Increment">++</text:a> (incrémentation) </text:p>
              </text:list-item>
              <text:list-item>
                <text:p text:style-name="P15"><text:a xlink:type="simple" xlink:href="http://www.mon-club-elec.fr/pmwiki_reference_arduino/pmwiki.php?n=Main.Increment">--</text:a> (décrémentation) (à revoir) </text:p>
              </text:list-item>
              <text:list-item>
                <text:p text:style-name="P15"><text:a xlink:type="simple" xlink:href="http://www.mon-club-elec.fr/pmwiki_reference_arduino/pmwiki.php?n=Main.IncrementCompose">+=</text:a> (addition composée) </text:p>
              </text:list-item>
              <text:list-item>
                <text:p text:style-name="P15"><text:a xlink:type="simple" xlink:href="http://www.mon-club-elec.fr/pmwiki_reference_arduino/pmwiki.php?n=Main.IncrementCompose">-=</text:a> (soustraction composée) </text:p>
              </text:list-item>
              <text:list-item>
                <text:p text:style-name="P15"><text:a xlink:type="simple" xlink:href="http://www.mon-club-elec.fr/pmwiki_reference_arduino/pmwiki.php?n=Main.IncrementCompose">*=</text:a> (multiplication composée) </text:p>
              </text:list-item>
              <text:list-item>
                <text:p text:style-name="P32"><text:a xlink:type="simple" xlink:href="http://www.mon-club-elec.fr/pmwiki_reference_arduino/pmwiki.php?n=Main.IncrementCompose">/=</text:a> (division composée) </text:p>
              </text:list-item>
            </text:list>
          </table:table-cell>
          <table:table-cell table:style-name="Table1.A1" office:value-type="string">
            <text:h text:style-name="P5" text:outline-level="2">Variables et constantes</text:h>
            <text:p text:style-name="P25">Les variables sont des expressions que vous pouvez utilisez dans les programmes pour stocker des valeurs, telles que la tension de sortie d'un capteur présente sur une broche analogique. </text:p>
            <text:h text:style-name="Heading_20_3" text:outline-level="3">Constantes prédéfinies</text:h>
            <text:p text:style-name="P25">Les constantes prédéfinies du langage Arduino sont des valeurs particulières ayant une signification spécifique. </text:p>
            <text:list xml:id="list2485643107655049646" text:style-name="L8">
              <text:list-item>
                <text:p text:style-name="P16"><text:a xlink:type="simple" xlink:href="http://www.mon-club-elec.fr/pmwiki_reference_arduino/pmwiki.php?n=Main.ConstantesPredefinies">HIGH</text:a> | <text:a xlink:type="simple" xlink:href="http://www.mon-club-elec.fr/pmwiki_reference_arduino/pmwiki.php?n=Main.ConstantesPredefinies">LOW</text:a> </text:p>
              </text:list-item>
              <text:list-item>
                <text:p text:style-name="P16"><text:a xlink:type="simple" xlink:href="http://www.mon-club-elec.fr/pmwiki_reference_arduino/pmwiki.php?n=Main.ConstantesPredefinies">INPUT</text:a> | <text:a xlink:type="simple" xlink:href="http://www.mon-club-elec.fr/pmwiki_reference_arduino/pmwiki.php?n=Main.ConstantesPredefinies">OUTPUT</text:a> </text:p>
              </text:list-item>
              <text:list-item>
                <text:p text:style-name="P33"><text:a xlink:type="simple" xlink:href="http://www.mon-club-elec.fr/pmwiki_reference_arduino/pmwiki.php?n=Main.ConstantesPredefinies">true</text:a> | <text:a xlink:type="simple" xlink:href="http://www.mon-club-elec.fr/pmwiki_reference_arduino/pmwiki.php?n=Main.ConstantesPredefinies">false</text:a> </text:p>
              </text:list-item>
            </text:list>
            <text:p text:style-name="P25">A ajouter : constantes décimales prédéfinies </text:p>
            <text:h text:style-name="Heading_20_3" text:outline-level="3">Expressions numériques</text:h>
            <text:list xml:id="list2914694487633689647" text:style-name="L9">
              <text:list-item>
                <text:p text:style-name="P34"><text:a xlink:type="simple" xlink:href="http://www.mon-club-elec.fr/pmwiki_reference_arduino/pmwiki.php?n=Main.NombreEntiers">Expressions numériques entières</text:a> </text:p>
              </text:list-item>
            </text:list>
            <text:h text:style-name="Heading_20_3" text:outline-level="3">Types des données</text:h>
            <text:p text:style-name="P25">Les variables peuvent être de type variés qui sont décrits ci-dessous. </text:p>
            <text:p text:style-name="P35"><text:a xlink:type="simple" xlink:href="http://www.mon-club-elec.fr/pmwiki_reference_arduino/pmwiki.php?n=Main.SyntheseTypesDonnees">Synthèse des types de données Arduino</text:a><text:span text:style-name="T3"> </text:span></text:p>
            <text:list xml:id="list5195439824711000562" text:style-name="L10">
              <text:list-item>
                <text:p text:style-name="P17"><text:a xlink:type="simple" xlink:href="http://www.mon-club-elec.fr/pmwiki_reference_arduino/pmwiki.php?n=Main.Boolean">boolean</text:a> </text:p>
              </text:list-item>
              <text:list-item>
                <text:p text:style-name="P17"><text:soft-page-break/><text:a xlink:type="simple" xlink:href="http://www.mon-club-elec.fr/pmwiki_reference_arduino/pmwiki.php?n=Main.Char">char</text:a> </text:p>
              </text:list-item>
              <text:list-item>
                <text:p text:style-name="P17"><text:a xlink:type="simple" xlink:href="http://www.mon-club-elec.fr/pmwiki_reference_arduino/pmwiki.php?n=Main.Byte">byte</text:a> </text:p>
              </text:list-item>
              <text:list-item>
                <text:p text:style-name="P17"><text:a xlink:type="simple" xlink:href="http://www.mon-club-elec.fr/pmwiki_reference_arduino/pmwiki.php?n=Main.Int">int</text:a> </text:p>
              </text:list-item>
              <text:list-item>
                <text:p text:style-name="P17"><text:a xlink:type="simple" xlink:href="http://www.mon-club-elec.fr/pmwiki_reference_arduino/pmwiki.php?n=Main.UnsignedInt">unsigned int</text:a> </text:p>
              </text:list-item>
              <text:list-item>
                <text:p text:style-name="P17"><text:a xlink:type="simple" xlink:href="http://www.mon-club-elec.fr/pmwiki_reference_arduino/pmwiki.php?n=Main.Long">long</text:a> </text:p>
              </text:list-item>
              <text:list-item>
                <text:p text:style-name="P17"><text:a xlink:type="simple" xlink:href="http://www.mon-club-elec.fr/pmwiki_reference_arduino/pmwiki.php?n=Main.UnsignedLong">unsigned long</text:a> </text:p>
              </text:list-item>
              <text:list-item>
                <text:p text:style-name="P17"><text:a xlink:type="simple" xlink:href="http://www.mon-club-elec.fr/pmwiki_reference_arduino/pmwiki.php?n=Main.Float">float</text:a> (nombres à virgules) </text:p>
              </text:list-item>
              <text:list-item>
                <text:p text:style-name="P17"><text:a xlink:type="simple" xlink:href="http://www.mon-club-elec.fr/pmwiki_reference_arduino/pmwiki.php?n=Main.Double">double</text:a> (nombres à virgules) </text:p>
              </text:list-item>
              <text:list-item>
                <text:p text:style-name="P17"><text:a xlink:type="simple" xlink:href="http://www.mon-club-elec.fr/pmwiki_reference_arduino/pmwiki.php?n=Main.ChainesCaracteres">Les chaînes de caractères</text:a> </text:p>
              </text:list-item>
              <text:list-item>
                <text:p text:style-name="P17"><text:a xlink:type="simple" xlink:href="http://www.mon-club-elec.fr/pmwiki_reference_arduino/pmwiki.php?n=Main.Tableaux">Les tableaux de variables</text:a> </text:p>
              </text:list-item>
              <text:list-item>
                <text:p text:style-name="P36"><text:a xlink:type="simple" xlink:href="http://www.mon-club-elec.fr/pmwiki_reference_arduino/pmwiki.php?n=Main.Void">void</text:a> (fonctions) </text:p>
              </text:list-item>
            </text:list>
            <text:h text:style-name="Heading_20_3" text:outline-level="3">Conversion des types de données</text:h>
            <text:list xml:id="list3932718502174005202" text:style-name="L11">
              <text:list-item>
                <text:p text:style-name="P18"><text:a xlink:type="simple" xlink:href="http://www.mon-club-elec.fr/pmwiki_reference_arduino/pmwiki.php?n=Main.ConversionChar">char()</text:a> </text:p>
              </text:list-item>
              <text:list-item>
                <text:p text:style-name="P18"><text:a xlink:type="simple" xlink:href="http://www.mon-club-elec.fr/pmwiki_reference_arduino/pmwiki.php?n=Main.ConversionByte">byte()</text:a> </text:p>
              </text:list-item>
              <text:list-item>
                <text:p text:style-name="P18"><text:a xlink:type="simple" xlink:href="http://www.mon-club-elec.fr/pmwiki_reference_arduino/pmwiki.php?n=Main.ConversionInt">int()</text:a> </text:p>
              </text:list-item>
              <text:list-item>
                <text:p text:style-name="P18"><text:a xlink:type="simple" xlink:href="http://www.mon-club-elec.fr/pmwiki_reference_arduino/pmwiki.php?n=Main.ConversionLong">long()</text:a> </text:p>
              </text:list-item>
              <text:list-item>
                <text:p text:style-name="P37"><text:a xlink:type="simple" xlink:href="http://www.mon-club-elec.fr/pmwiki_reference_arduino/pmwiki.php?n=Main.ConversionFloat">float()</text:a> </text:p>
              </text:list-item>
            </text:list>
            <text:h text:style-name="Heading_20_2" text:outline-level="2">Référence</text:h>
            <text:list xml:id="list229697229168218345" text:style-name="L12">
              <text:list-item>
                <text:p text:style-name="P38"><text:a xlink:type="simple" xlink:href="http://www.mon-club-elec.fr/pmwiki_reference_arduino/pmwiki.php?n=Main.CodeASCII">Code ASCII</text:a> (à finir) </text:p>
              </text:list-item>
            </text:list>
          </table:table-cell>
          <table:table-cell table:style-name="Table1.A1" office:value-type="string">
            <text:h text:style-name="P6" text:outline-level="2">Fonctions</text:h>
            <text:h text:style-name="Heading_20_3" text:outline-level="3">Entrées/Sorties Numériques</text:h>
            <text:list xml:id="list3259528419136945978" text:style-name="L13">
              <text:list-item>
                <text:p text:style-name="P19"><text:a xlink:type="simple" xlink:href="http://www.mon-club-elec.fr/pmwiki_reference_arduino/pmwiki.php?n=Main.PinMode">pinMode</text:a>(broche, mode) </text:p>
              </text:list-item>
              <text:list-item>
                <text:p text:style-name="P19"><text:a xlink:type="simple" xlink:href="http://www.mon-club-elec.fr/pmwiki_reference_arduino/pmwiki.php?n=Main.DigitalWrite">digitalWrite</text:a>(broche, valeur) </text:p>
              </text:list-item>
              <text:list-item>
                <text:p text:style-name="P39">int <text:a xlink:type="simple" xlink:href="http://www.mon-club-elec.fr/pmwiki_reference_arduino/pmwiki.php?n=Main.DigitalRead">digitalRead</text:a>(broche) </text:p>
              </text:list-item>
            </text:list>
            <text:h text:style-name="Heading_20_3" text:outline-level="3">Entrées analogiques</text:h>
            <text:list xml:id="list907213406702354537" text:style-name="L14">
              <text:list-item>
                <text:p text:style-name="P40">int <text:a xlink:type="simple" xlink:href="http://www.mon-club-elec.fr/pmwiki_reference_arduino/pmwiki.php?n=Main.AnalogRead">analogRead</text:a>(broche) </text:p>
              </text:list-item>
            </text:list>
            <text:h text:style-name="Heading_20_3" text:outline-level="3">Sorties "analogiques" (génération d'impulsion)</text:h>
            <text:list xml:id="list5187116069179846298" text:style-name="L15">
              <text:list-item>
                <text:p text:style-name="P41"><text:a xlink:type="simple" xlink:href="http://www.mon-club-elec.fr/pmwiki_reference_arduino/pmwiki.php?n=Main.AnalogWrite">analogWrite</text:a>(broche, valeur) - PWM </text:p>
              </text:list-item>
            </text:list>
            <text:h text:style-name="Heading_20_3" text:outline-level="3">Entrées/Sorties Avancées</text:h>
            <text:list xml:id="list9198994779604065151" text:style-name="L16">
              <text:list-item>
                <text:p text:style-name="P20"><text:a xlink:type="simple" xlink:href="http://www.mon-club-elec.fr/pmwiki_reference_arduino/pmwiki.php?n=Main.Tone">tone</text:a>() </text:p>
              </text:list-item>
              <text:list-item>
                <text:p text:style-name="P20"><text:a xlink:type="simple" xlink:href="http://www.mon-club-elec.fr/pmwiki_reference_arduino/pmwiki.php?n=Main.NoTone">noTone</text:a>() </text:p>
              </text:list-item>
              <text:list-item>
                <text:p text:style-name="P20"><text:a xlink:type="simple" xlink:href="http://www.mon-club-elec.fr/pmwiki_reference_arduino/pmwiki.php?n=Main.ShiftOut">shiftOut</text:a>(broche, BrocheHorloge, OrdreBit, valeur) </text:p>
              </text:list-item>
              <text:list-item>
                <text:p text:style-name="P42">unsigned long <text:a xlink:type="simple" xlink:href="http://www.mon-club-elec.fr/pmwiki_reference_arduino/pmwiki.php?n=Main.PulseIn">pulseIn</text:a>(broche, valeur) </text:p>
              </text:list-item>
            </text:list>
            <text:h text:style-name="Heading_20_3" text:outline-level="3">Temps</text:h>
            <text:list xml:id="list2172369008095256400" text:style-name="L17">
              <text:list-item>
                <text:p text:style-name="P21">unsigned long <text:a xlink:type="simple" xlink:href="http://www.mon-club-elec.fr/pmwiki_reference_arduino/pmwiki.php?n=Main.Millis">millis</text:a>() </text:p>
              </text:list-item>
              <text:list-item>
                <text:p text:style-name="P21">unsigned long <text:a xlink:type="simple" xlink:href="http://www.mon-club-elec.fr/pmwiki_reference_arduino/pmwiki.php?n=Main.Micros">micros</text:a>() </text:p>
              </text:list-item>
              <text:list-item>
                <text:p text:style-name="P21"><text:a xlink:type="simple" xlink:href="http://www.mon-club-elec.fr/pmwiki_reference_arduino/pmwiki.php?n=Main.Delay">delay</text:a>(ms) </text:p>
              </text:list-item>
              <text:list-item>
                <text:p text:style-name="P43"><text:a xlink:type="simple" xlink:href="http://www.mon-club-elec.fr/pmwiki_reference_arduino/pmwiki.php?n=Main.DelayMicroseconds">delayMicroseconds</text:a>(us) </text:p>
              </text:list-item>
            </text:list>
            <text:h text:style-name="Heading_20_3" text:outline-level="3">Math</text:h>
            <text:list xml:id="list2565963793767033083" text:style-name="L18">
              <text:list-item>
                <text:p text:style-name="P22"><text:soft-page-break/><text:a xlink:type="simple" xlink:href="http://www.mon-club-elec.fr/pmwiki_reference_arduino/pmwiki.php?n=Main.Min">min</text:a>(x, y) </text:p>
              </text:list-item>
              <text:list-item>
                <text:p text:style-name="P22"><text:a xlink:type="simple" xlink:href="http://www.mon-club-elec.fr/pmwiki_reference_arduino/pmwiki.php?n=Main.Max">max</text:a>(x, y) </text:p>
              </text:list-item>
              <text:list-item>
                <text:p text:style-name="P22"><text:a xlink:type="simple" xlink:href="http://www.mon-club-elec.fr/pmwiki_reference_arduino/pmwiki.php?n=Main.Abs">abs</text:a>(x) </text:p>
              </text:list-item>
              <text:list-item>
                <text:p text:style-name="P22"><text:a xlink:type="simple" xlink:href="http://www.mon-club-elec.fr/pmwiki_reference_arduino/pmwiki.php?n=Main.Constrain">constrain</text:a>(x, a, b) </text:p>
              </text:list-item>
              <text:list-item>
                <text:p text:style-name="P22"><text:a xlink:type="simple" xlink:href="http://www.mon-club-elec.fr/pmwiki_reference_arduino/pmwiki.php?n=Main.Map">map</text:a>(valeur, toLow, fromHigh, toLow, toHigh) </text:p>
              </text:list-item>
              <text:list-item>
                <text:p text:style-name="P22"><text:a xlink:type="simple" xlink:href="http://www.mon-club-elec.fr/pmwiki_reference_arduino/pmwiki.php?n=Main.Pow">pow</text:a>(base, exposant) </text:p>
              </text:list-item>
              <text:list-item>
                <text:p text:style-name="P22"><text:a xlink:type="simple" xlink:href="http://www.mon-club-elec.fr/pmwiki_reference_arduino/pmwiki.php?n=Main.Sq">sq</text:a>(x) </text:p>
              </text:list-item>
              <text:list-item>
                <text:p text:style-name="P44"><text:a xlink:type="simple" xlink:href="http://www.mon-club-elec.fr/pmwiki_reference_arduino/pmwiki.php?n=Main.Sqrt">sqrt</text:a>(x) </text:p>
              </text:list-item>
            </text:list>
            <text:h text:style-name="Heading_20_3" text:outline-level="3">Trigonométrie</text:h>
            <text:list xml:id="list3665547894571768689" text:style-name="L19">
              <text:list-item>
                <text:p text:style-name="P23"><text:a xlink:type="simple" xlink:href="http://www.mon-club-elec.fr/pmwiki_reference_arduino/pmwiki.php?n=Main.Sin">sin</text:a>(rad) </text:p>
              </text:list-item>
              <text:list-item>
                <text:p text:style-name="P23"><text:a xlink:type="simple" xlink:href="http://www.mon-club-elec.fr/pmwiki_reference_arduino/pmwiki.php?n=Main.Cos">cos</text:a>(rad) </text:p>
              </text:list-item>
              <text:list-item>
                <text:p text:style-name="P23"><text:a xlink:type="simple" xlink:href="http://www.mon-club-elec.fr/pmwiki_reference_arduino/pmwiki.php?n=Main.Tan">tan</text:a>(rad) </text:p>
              </text:list-item>
              <text:list-item>
                <text:p text:style-name="P23"><text:a xlink:type="simple" xlink:href="http://www.mon-club-elec.fr/pmwiki_reference_arduino/pmwiki.php?n=Main.Degrees">degrees</text:a>(rad) </text:p>
              </text:list-item>
              <text:list-item>
                <text:p text:style-name="P23"><text:a xlink:type="simple" xlink:href="http://www.mon-club-elec.fr/pmwiki_reference_arduino/pmwiki.php?n=Main.Radians">radians</text:a>(deg) </text:p>
              </text:list-item>
              <text:list-item>
                <text:p text:style-name="P45"><text:a xlink:type="simple" xlink:href="http://www.mon-club-elec.fr/pmwiki_reference_arduino/pmwiki.php?n=Main.PI">PI</text:a> </text:p>
              </text:list-item>
            </text:list>
            <text:h text:style-name="Heading_20_3" text:outline-level="3">Nombres randomisés (hasard)</text:h>
            <text:list xml:id="list7307914616755355634" text:style-name="L20">
              <text:list-item>
                <text:p text:style-name="P24"><text:a xlink:type="simple" xlink:href="http://www.mon-club-elec.fr/pmwiki_reference_arduino/pmwiki.php?n=Main.RandomSeed">randomSeed</text:a>(seed) </text:p>
              </text:list-item>
              <text:list-item>
                <text:p text:style-name="P24">long <text:a xlink:type="simple" xlink:href="http://www.mon-club-elec.fr/pmwiki_reference_arduino/pmwiki.php?n=Main.Random">random</text:a>(max) </text:p>
              </text:list-item>
              <text:list-item>
                <text:p text:style-name="P46">long <text:a xlink:type="simple" xlink:href="http://www.mon-club-elec.fr/pmwiki_reference_arduino/pmwiki.php?n=Main.Random">random</text:a>(min, max) </text:p>
              </text:list-item>
            </text:list>
            <text:h text:style-name="Heading_20_3" text:outline-level="3">Communication</text:h>
            <text:list xml:id="list42330527939739297" text:style-name="L21">
              <text:list-item>
                <text:p text:style-name="P47"><text:a xlink:type="simple" xlink:href="http://www.mon-club-elec.fr/pmwiki_reference_arduino/pmwiki.php?n=Main.Serial">Serial</text:a> </text:p>
              </text:list-item>
            </text:list>
          </table:table-cell>
        </table:table-row>
      </table:table>
      <text:p text:style-name="P2"/>
      <text:p text:style-name="P3">Lien pour accéder aux mots, phrases en bleu soulignés</text:p>
      <text:p text:style-name="P3"/>
      <text:p text:style-name="P3"><text:a xlink:type="simple" xlink:href="http://www.mon-club-elec.fr/pmwiki_reference_arduino/pmwiki.php?n=Main.Reference">http://www.mon-club-elec.fr/pmwiki_reference_arduino/pmwiki.php?n=Main.Reference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9-11-21T23:01:19.189230744</meta:creation-date>
    <dc:date>2019-11-21T23:08:12.139091976</dc:date>
    <dc:creator>papy56 </dc:creator>
    <meta:editing-duration>P0D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2" meta:paragraph-count="125" meta:word-count="482" meta:character-count="3021" meta:non-whitespace-character-count="2654"/>
  </office:meta>
</office:document-meta>
</file>